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nstExpressionLanguageRuntimeImpl.evaluateNode( OExpression cexp , Evalu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onstExpressionLanguageRuntimeImpl.evaluateAsString( OExpression cexp , Evaluation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onstExpressionLanguageRuntimeImpl.evaluateAsDate( OExpression cexp , Evalu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onstExpressionLanguageRuntimeImpl.evaluateAsNumber( OExpression cexp , Evaluation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onstExpressionLanguageRuntimeImpl.initialize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onstExpressionLanguageRuntimeImpl.evaluateAsBoolean( OExpression cexp , Evaluation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onstExpressionLanguageRuntimeImpl.evaluateAsDuration( OExpression cexp , Evalu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onstExpressionLanguageRuntimeImpl.evaluate( OExpression cexp , Evaluation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